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e3f4" officeooo:paragraph-rsid="000ae3f4"/>
    </style:style>
    <style:style style:name="P2" style:family="paragraph" style:parent-style-name="Standard">
      <style:text-properties officeooo:rsid="000c9fc0" officeooo:paragraph-rsid="000c9fc0"/>
    </style:style>
    <style:style style:name="P3" style:family="paragraph" style:parent-style-name="Standard">
      <style:text-properties officeooo:rsid="000e5c2d" officeooo:paragraph-rsid="000e5c2d"/>
    </style:style>
    <style:style style:name="P4" style:family="paragraph" style:parent-style-name="Standard">
      <style:text-properties officeooo:rsid="00118c7e" officeooo:paragraph-rsid="00118c7e"/>
    </style:style>
    <style:style style:name="P5" style:family="paragraph" style:parent-style-name="Standard">
      <style:text-properties officeooo:rsid="001908e3" officeooo:paragraph-rsid="001908e3"/>
    </style:style>
    <style:style style:name="P6" style:family="paragraph" style:parent-style-name="Standard">
      <style:text-properties officeooo:rsid="001ab790" officeooo:paragraph-rsid="001ab790"/>
    </style:style>
    <style:style style:name="P7" style:family="paragraph" style:parent-style-name="Standard">
      <style:text-properties officeooo:rsid="001ab790" officeooo:paragraph-rsid="001e8f2b"/>
    </style:style>
    <style:style style:name="T1" style:family="text">
      <style:text-properties officeooo:rsid="000e16c3"/>
    </style:style>
    <style:style style:name="T2" style:family="text">
      <style:text-properties officeooo:rsid="000f10ec"/>
    </style:style>
    <style:style style:name="T3" style:family="text">
      <style:text-properties officeooo:rsid="000ffe13"/>
    </style:style>
    <style:style style:name="T4" style:family="text">
      <style:text-properties officeooo:rsid="001319d2"/>
    </style:style>
    <style:style style:name="T5" style:family="text">
      <style:text-properties officeooo:rsid="00149fa3"/>
    </style:style>
    <style:style style:name="T6" style:family="text">
      <style:text-properties officeooo:rsid="00166a99"/>
    </style:style>
    <style:style style:name="T7" style:family="text">
      <style:text-properties officeooo:rsid="00172b79"/>
    </style:style>
    <style:style style:name="T8" style:family="text">
      <style:text-properties officeooo:rsid="001ab790"/>
    </style:style>
    <style:style style:name="T9" style:family="text">
      <style:text-properties officeooo:rsid="001ced1d"/>
    </style:style>
    <style:style style:name="T10" style:family="text">
      <style:text-properties officeooo:rsid="001e8f2b"/>
    </style:style>
    <style:style style:name="T11" style:family="text">
      <style:text-properties officeooo:rsid="00200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0 </text:p>
      <text:p text:style-name="P1"/>
      <text:p text:style-name="P1">GERENCIAMENTO DE REQUISITOS </text:p>
      <text:p text:style-name="P1"/>
      <text:p text:style-name="P2">INTRODUÇÃO</text:p>
      <text:p text:style-name="P2">-<text:span text:style-name="T1">é preciso levar em conta que em todos os sistemas os requisitos mudam. </text:span></text:p>
      <text:p text:style-name="P2"/>
      <text:p text:style-name="P3">EVOLUÇÃO DOS REQUISITOS </text:p>
      <text:p text:style-name="P3">-<text:span text:style-name="T2">Os requisitos podem e geralmente mudam no decorrer do processo, e isso é normal. </text:span></text:p>
      <text:p text:style-name="P3">-<text:span text:style-name="T2">Isto acontece devido ao fato de que, conforme o processo vai avançando, a concepção e <text:tab/>entendimento sobre antigos ou novos requisitos surge ou muda. </text:span></text:p>
      <text:p text:style-name="P3">-<text:span text:style-name="T3">deve ser feto análises criteriosas para alterações de requisitos, verificar qual será seu efeito negativo em outros requisitos, evitar reações em cadeia. </text:span></text:p>
      <text:p text:style-name="P3"/>
      <text:p text:style-name="P4">MUDANÇAS DE REQUISITOS </text:p>
      <text:p text:style-name="P4">-<text:span text:style-name="T4">Mudanças de requisitos são perfeitamente comuns <text:s/>durante o processo e até mesmo em uso o <text:tab/>sistema.</text:span></text:p>
      <text:p text:style-name="P4">-<text:span text:style-name="T5">as mudanças podem partir do usuário final, da gerência, de conflitos com legislações etc… </text:span></text:p>
      <text:p text:style-name="P4">-<text:span text:style-name="T6">tendo em vista isso tudo, é preciso pensar em requisitos sempre com adaptabilidade a mudanças. </text:span></text:p>
      <text:p text:style-name="P4">-<text:span text:style-name="T7">muito necessário o requisito ter uma baseline, sendo possível rastrear o seu estado em várias etapas <text:tab/>do projeto.</text:span></text:p>
      <text:p text:style-name="P4"/>
      <text:p text:style-name="P5">PLANEJAMENTO DE GERENCIAMENTO DE REQUISITOS </text:p>
      <text:p text:style-name="P5">-<text:span text:style-name="T8">cada requisito deve ter uma identificação, ou seja, ele precisa ser único. </text:span></text:p>
      <text:p text:style-name="P6">-<text:span text:style-name="T9">gerenciamento de mudança está ligado aos custos e riscos de se fazer uma alteração de requ</text:span><text:span text:style-name="T10">i</text:span><text:span text:style-name="T9">sito.</text:span></text:p>
      <text:p text:style-name="P7">-<text:span text:style-name="T10">as políticas de rastreabilidade definem os relacionamentos entre os requisitos, sobre o registro do <text:tab/></text:span></text:p>
      <text:p text:style-name="P7"><text:span text:style-name="T10"><text:tab/>projeto.</text:span></text:p>
      <text:p text:style-name="P7">-<text:span text:style-name="T11">Devido ao fato de que seu registro possua grande quantidade de informação, é recomendável se <text:tab/>utilizar de ferramentas tecnológicas para tal.</text:span></text:p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12:08:14.454000000</meta:creation-date>
    <dc:date>2024-06-11T13:00:25.547000000</dc:date>
    <meta:editing-duration>PT52M6S</meta:editing-duration>
    <meta:editing-cycles>1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9" meta:word-count="217" meta:character-count="1421" meta:non-whitespace-character-count="1203"/>
  </office:meta>
</office:document-meta>
</file>